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office:automatic-styles>
  <office:body>
    <office:text>
      <text:p text:style-name="Normal">#Niedziela 25.01.1925 około 01:15 Kamienica przy Ju-Ju House</text:p>
      <text:p text:style-name="Normal"/>
      <text:p text:style-name="Normal">Siedzimy w oczekiwaniu na porucznika Poola. Wszyscy, którzy stali na czatach po kolei wchodzą do środka Ju Ju House.</text:p>
      <text:p text:style-name="Normal">Wszystkie okna w tym mieszkaniu wychodzą na dziedziniec, są dwa pokoje.</text:p>
      <text:p text:style-name="Normal">Jesteśmy na drugim piętrze, tuż nad sklepem Ju Ju House.</text:p>
      <text:p text:style-name="Normal">Wszyscy wyciągają broń, Arthur zostaje w mieszkaniu, reszta Badaczy schodzi na dół.</text:p>
      <text:p text:style-name="Normal">Badacze skradają do mieszkania, gdzie wcześniej była nasza wynajęta miejscówka, zniknęli w środku, nie widzę ich.</text:p>
      <text:p text:style-name="Normal">Docierają do mieszkania, ktoś je przeszukał, wszystko jest poprzewracane.</text:p>
      <text:p text:style-name="Normal">Ktoś wyciąga latarkę i daje mi sygnał, że wszystko w porządku, również daje sygnał.</text:p>
      <text:p text:style-name="Normal"/>
      <text:p text:style-name="Normal">#pod Ju Ju House podjeżdżają radiowozy, policjanci są uzbrojeni w Thompsony i gotowi na akcje, wśród nich jest porucznik Poole. Badacze wychodzą z mieszkania i prowadzą Poola do Ju Ju House razem z resztą policjantów. Wszyscy znikają w środku.</text:p>
      <text:p text:style-name="Normal"/>
      <text:p text:style-name="Normal">#widzę jakiegoś murzyna, który idzie w stronę Ju Ju House, kiedy otwiera drzwi, ze środka, jakby z piwnic dobiegają przytłumione strzały, kuli się i przykuca wtedy Artur oddaje do niego trzy strzały i go zabija na miejscu.</text:p>
      <text:p text:style-name="Normal">Artur postanawia zejść na dół do Ju Ju House. Kiedy dochodzę do ciała słyszę regularną strzelaninę w środku Ju Ju House. Wchodzę od środku i widzę schody w dół, wąski korytarz, ewidentnie słychać stamtąd strzały, korytarz ma 3 metry. Widzę policjantów, jeden jest ranny, reszta strzela. Poza tym widzę Jacka i Johna, w drzwiach widać leżące ciała murzynów rozebranych, tylko w przepaskach biodrowych z maczetami, policjant ma rany cięte, prawdopodobnie nie żyje.</text:p>
      <text:p text:style-name="Normal">John jest ranny, nie widzę Elijaha.</text:p>
      <text:p text:style-name="Normal"/>
      <text:p text:style-name="Normal">#policjanci strzelają do środka w napierających murzynów. W drzwiach widać gołych murzynów z wyciętym znakiem na czole, tym samym co miał Jackson Ellias.</text:p>
      <text:p text:style-name="Normal"/>
      <text:p text:style-name="Normal">#To nie są Zombi to Ciimba, a ich słabą stroną jest głowa, na czole mają wyryte znaki kultu i poderżnięte gardła.</text:p>
      <text:p text:style-name="Normal"/>
      <text:p text:style-name="Normal">#Artur zabija ostatniego <text:span text:style-name="T1">Ciimba</text:span> strzałem w głowę, wtedy murzyni stracili impet i werwę, gliniarze zapędzają murzynów pod ścianę, rozbrajają ich i aresztują.7 murzynów jest aresztowanych, wśród nich jest <text:span text:style-name="T1">Silas</text:span>, właściciel sklepu, reszta jest rana.</text:p>
      <text:p text:style-name="Normal">Silas dostał kolbą od policjanta żeby się nie rzucał.</text:p>
      <text:p text:style-name="Normal"/>
      <text:p text:style-name="Normal">#w środku jest jama, wypełniona jakimiś twarzami, wrzucony murzyn jest przez nie kąsany.</text:p>
      <text:p text:style-name="Normal">Przy drzwiach leżą cztery ciała Ciimba, przy kotarce leży martwy Mukunga, ma na twarzy maskę, na rękach rękawice z lwimi pazurami, jakiś piuropusz na głowie.</text:p>
      <text:p text:style-name="Normal">W jamie znajduje się istota, która nazywa się <text:span text:style-name="T1">Hakota.</text:span>W momencie kiedy zjada tego murzyna pojawia się jego twarz jako część ciała Hakoty, wszystkie twarze to twarze ofiar Hakoty, to ludzie, którzy zaginęli w ciągu ostatnich lat.</text:p>
      <text:p text:style-name="Normal"/>
      <text:p text:style-name="Normal">#szaty, w które ubrany jest szaman, to pióra egzotycznego ptaka, rękawice mogą służyć jako broń, maska jest wyrzeźbiona w drewnie, z 4 wyrzeźbionymi maskami, zakrywa twarz osoby, która ją nosi.Maska reprezentuje połączenie 4 Zewnętrznych Bogów Nodensa, Shub Niggurath, Yog-Sothoth, Azathoth, maska została wyrzeźbiona przez potężnego czarnoksiężnika.</text:p>
      <text:p text:style-name="Normal">Szamanem jest Mukunga Mdari.</text:p>
      <text:p text:style-name="Normal"/>
      <text:p text:style-name="Normal">#Artur zabiera maskę, którą miał Mukunga.</text:p>
      <text:p text:style-name="Normal"/>
      <text:p text:style-name="Normal">#pod stertą ciał murzynów Badacze znajdują poważnie rannego Elijaha, John udziela mu pomocy medycznej.</text:p>
      <text:p text:style-name="Normal"/>
      <text:p text:style-name="Normal">#gliniarze nie zwracają na nas uwagi, są zajęci aresztowaniami, przeszukujemy pomieszczenie za kotarą. W pomieszczeniu jest kufer, stolik, lśniąca miedziana misa - służy ona do rzucenia zaklęcia, rzeźbione berło - z drewna baobabu, w egipskie hieroglifu, obręcz z glifami, przypominającymi pismo klinowe- z szarego metalu jest ciepła, język Senzaru , zaginionej atlantydy, chroni przed nocnymi zmorami, nie atakują, chyba że pierwszy zaatakuje. Na ścianie zamontowany jest morski chronometr, podaje godzinę, ale nie naszą, orientujemy się, że podaje 4h do przodu, to jest uniwersalny czas - GMT. Zegar pokazuje 5:30 - czas, jaki jest w Londynie.</text:p>
      <text:p text:style-name="Normal">Jest też zamknięta kaseta. John próbuje otworzyć kasetkę, i po dłuższej chwili się udaje. Wewnątrz znajduje się biżuteria, zegarki, przedmioty osobiste, niektóre są grawerowane.</text:p>
      <text:p text:style-name="Normal">Poza tym jest księga Mroczne Sekrety Afryki, to ta, która zniknęła z biblioteki Harvarda.</text:p>
      <text:p text:style-name="Normal"/>
      <text:p text:style-name="Normal">#Poole się z nami spotkał i powiedział, że policjanci nie radzą sobie z tym co zobaczyli, wersja jest taka, że odkryli bimbrownie, a halucynacje zostały spowodowane przez opary.</text:p>
      <text:p text:style-name="Normal"/>
      <text:p text:style-name="Normal">#wszyscy murzyni, w tym Silas zostali oskarżeni o udział w grupie przestępczej i pędzenie alkoholu, i skazani w procesach na śmierć. Hilton Adams został uniewinniony na podstawie znalezionych dowodów.</text:p>
      <text:p text:style-name="Normal"/>
      <text:p text:style-name="Normal">#Hakota została zniszczona.</text:p>
      <text:p text:style-name="Normal"/>
      <text:p text:style-name="Normal">#kpt Robson odkrył, że mł detektyw Fray jest skorumpowany, chciał go aresztować, musiał się bronić i go zastrzelił, drugi detektyw zniknął. W sprawie Robsona toczy się proces, ale na razie nie postawiono mu zarzutów.</text:p>
      <text:p text:style-name="Normal"/>
      <text:p text:style-name="Normal">#wszyscy wyzdrowieli, minęło kilka tygodni, w Ju Ju House poszła plotka, że była bimbrownia i działał gang.</text:p>
      <text:p text:style-name="Normal"/>
      <text:p text:style-name="Normal">#jesteśmy oczyszczeni z zarzutów, możemy opuścić granice Nowego Yorku, Hilton Adams podziękował nam listownie. </text:p>
      <text:p text:style-name="Normal"/>
      <text:p text:style-name="Normal">#John czyta książkę Mroczne Sekty Afryki i robi notatki.</text:p>
      <text:p text:style-name="Normal"/>
      <text:p text:style-name="Normal">#to co tak śmierdziało w piwnicy to wskazuje na przyzwanie łowcy</text:p>
      <text:p text:style-name="Normal"/>
      <text:p text:style-name="Normal">###Mroczne sekty Afryki Język angielski (Africa’s Dark Sects), autor: Nigel Blackwell, 1920 rok. Sextodecimo, niebieska kartonowa oprawa z wyklejkami zdobionymi techniką ebru i krawędziami stron barwionymi na niebiesko.  Połączenie: Horror w Ju-Ju House, Przedmioty w komorze M’Dariego, str. 149. Książka została napisana przez odkrywcę Nigela Blackwella podczas jego podróży po Afryce – jest ona specyficznym połączeniem dziennika podróży oraz reportażu opisującego rytualne praktyki rozmaitych afrykańskich kultów. Choć jak widać, notatki Blackwella zostały wydane w formie książkowej, w publikacji nie widnieje nazwa żadnego wydawnictwa, a sam autor zniknął i nie sposób go znaleźć. Niektórzy są przekonani, że książka została napisana pod pseudonimem, jednak nie podają nazwisk potencjalnych prawdziwych autorów. Wiadomo o istnieniu zaledwie trzynastu egzemplarzy tego dzieła – władzom udało się spalić wszystkie pozostałe. Znaczenie: Książka została ukradziona z Biblioteki Widenera na Uniwersytecie Harvarda przez Mukungę M’Dariego, któremu asystował straszliwy łowca. Blackwell przypadkiem był świadkiem tego, jak M’Weru przyzwała Nyarlathotepa w jego aspekcie Krwawego Języka w 1916 roku, i opisał całe wydarzenie bardzo szczegółowo – miał na tyle szczęścia, że udało mu się ujść z życiem. Utrata Poczytalności: 1K10 Mity Cthulhu: +2/+4 punkty Wskaźnik Mitów: 30 Przestudiowanie: 6 tygodni Zaklęcia: Stworzenie Ciimby*.</text:p>
      <text:p text:style-name="Normal"/>
      <text:p text:style-name="Normal"><text:span text:style-name="T1">zyskujemy 29 PP w ramach nagrody</text:span></text:p>
      <text:p text:style-name="Normal"/>
      <text:p text:style-name="Normal">#wracamy do Arkham i spotykamy się z prof. Anthonym Cowlesem, pracuje jako wykładowca antropologii Miskatonic, ma córkę, która również studiuje na uniwersytecie. Nie spotkał osobiście Elliasa, ale przeczytał dużo jego książek, zna jego prace.</text:p>
      <text:p text:style-name="Normal"/>
      <text:p text:style-name="Normal">#córka się martwi o ojca, i chciała, żeby spotkanie nie trwało zbyt długo, pokazał nam przezrocza u siebie w domu.</text:p>
      <text:p text:style-name="Normal"/>
      <text:p text:style-name="Normal">#docierają do nas informację z NY, Pool został nagrodzony, Adams wyszedł na wolność.</text:p>
      <text:p text:style-name="Normal"/>
      <text:p text:style-name="Normal">#przygotowujemy się do podróży morskiej do Londynu, zajmie ona 4-9 dni, Southhampton, niedaleko wyspy duchów, jedziemy pierwszą klasą, prawnik bookuje nam hotel na miejscu.</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